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A0000041F9747EFA1AE4CB997.png" manifest:media-type="image/png"/>
  <manifest:file-entry manifest:full-path="Pictures/10000201000003220000025980B34C4C5E2E0AF2.png" manifest:media-type="image/png"/>
  <manifest:file-entry manifest:full-path="Pictures/1000020100000321000000E0B423708D2E9B9738.png" manifest:media-type="image/png"/>
  <manifest:file-entry manifest:full-path="Pictures/10000201000003220000025CB431FB2F8FA38AA6.png" manifest:media-type="image/png"/>
  <manifest:file-entry manifest:full-path="Pictures/100002010000032400000078F10AEAC09700AC94.png" manifest:media-type="image/png"/>
  <manifest:file-entry manifest:full-path="Pictures/1000020100000323000001BAAFBD8A6A447036EF.png" manifest:media-type="image/png"/>
  <manifest:file-entry manifest:full-path="Pictures/100002010000073A0000041F700CA0B266742B6C.png" manifest:media-type="image/png"/>
  <manifest:file-entry manifest:full-path="Pictures/10000201000003A2000001CD6BA0CF339C5715D0.png" manifest:media-type="image/png"/>
  <manifest:file-entry manifest:full-path="Pictures/10000201000003210000025BA8399A8C543769C8.png" manifest:media-type="image/png"/>
  <manifest:file-entry manifest:full-path="Pictures/100002010000073A0000041F84DAC7E98EF36D79.png" manifest:media-type="image/png"/>
  <manifest:file-entry manifest:full-path="Pictures/1000020100000322000000791EF8259B2A7629F8.png" manifest:media-type="image/png"/>
  <manifest:file-entry manifest:full-path="Pictures/1000020100000379000003CF41CBFE7C63510A03.png" manifest:media-type="image/png"/>
  <manifest:file-entry manifest:full-path="Pictures/10000201000003210000013A72E978738CB0FE7F.png" manifest:media-type="image/png"/>
  <manifest:file-entry manifest:full-path="Pictures/1000020100000321000001777CE7E94B394669FA.png" manifest:media-type="image/png"/>
  <manifest:file-entry manifest:full-path="Pictures/100002010000032200000259AC9BD7576C9D15CB.png" manifest:media-type="image/png"/>
  <manifest:file-entry manifest:full-path="Pictures/1000020100000322000000F3ACE9A8CF8FDE0299.png" manifest:media-type="image/png"/>
  <manifest:file-entry manifest:full-path="Pictures/10000201000003210000025AC22F2E1F0DF2EE95.png" manifest:media-type="image/png"/>
  <manifest:file-entry manifest:full-path="Pictures/10000201000003200000025AF4CDB0F91B84CF2A.png" manifest:media-type="image/png"/>
  <manifest:file-entry manifest:full-path="Pictures/100002010000032100000093A10B2C4101F1AF69.png" manifest:media-type="image/png"/>
  <manifest:file-entry manifest:full-path="Pictures/10000201000003220000014E6D3E3117642B1F13.png" manifest:media-type="image/png"/>
  <manifest:file-entry manifest:full-path="Pictures/10000201000003220000003BE87928DB6881270D.png" manifest:media-type="image/png"/>
  <manifest:file-entry manifest:full-path="Pictures/1000020100000321000000427B3564C476669CB8.png" manifest:media-type="image/png"/>
  <manifest:file-entry manifest:full-path="Pictures/10000201000003210000003FF6F02C5ABA23A4C4.png" manifest:media-type="image/png"/>
  <manifest:file-entry manifest:full-path="Pictures/1000020100000322000000F5B6952C438FA6ECCF.png" manifest:media-type="image/png"/>
  <manifest:file-entry manifest:full-path="Pictures/1000020100000322000000694BB7340C9715D50B.png" manifest:media-type="image/png"/>
  <manifest:file-entry manifest:full-path="Pictures/10000201000003210000013C741F3682E71E4129.png" manifest:media-type="image/png"/>
  <manifest:file-entry manifest:full-path="Pictures/10000201000003210000006110A8B8949A5C71D5.png" manifest:media-type="image/png"/>
  <manifest:file-entry manifest:full-path="Pictures/10000201000003230000016D27D773329E6A9943.png" manifest:media-type="image/png"/>
  <manifest:file-entry manifest:full-path="Pictures/10000201000003220000016B38EDAFEAA2E72B04.png" manifest:media-type="image/png"/>
  <manifest:file-entry manifest:full-path="Pictures/10000201000003210000010C23B3809A61B0AB7B.png" manifest:media-type="image/png"/>
  <manifest:file-entry manifest:full-path="Pictures/10000201000003220000019FB247D9B01EA410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c9b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6.5591in" svg:height="4.9354in" draw:z-index="0"><draw:image xlink:href="Pictures/10000201000003200000025AF4CDB0F91B84CF2A.png" xlink:type="simple" xlink:show="embed" xlink:actuate="onLoad" loext:mime-type="image/png"/></draw:frame><text:s text:c="167"/></text:p>
      <text:p text:style-name="Standard"><draw:frame draw:style-name="fr1" draw:name="Imagen2" text:anchor-type="char" svg:width="6.6071in" svg:height="4.9508in" draw:z-index="1"><draw:image xlink:href="Pictures/100002010000032200000259AC9BD7576C9D15CB.png" xlink:type="simple" xlink:show="embed" xlink:actuate="onLoad" loext:mime-type="image/png"/></draw:frame></text:p>
      <text:p text:style-name="Standard"><draw:frame draw:style-name="fr4" draw:name="Imagen3" text:anchor-type="char" svg:width="6.6929in" svg:height="7.3402in" draw:z-index="2"><draw:image xlink:href="Pictures/1000020100000379000003CF41CBFE7C63510A03.png" xlink:type="simple" xlink:show="embed" xlink:actuate="onLoad" loext:mime-type="image/png"/></draw:frame><text:soft-page-break/></text:p>
      <text:p text:style-name="Standard"><draw:frame draw:style-name="fr4" draw:name="Imagen4" text:anchor-type="char" svg:width="6.6929in" svg:height="5.0382in" draw:z-index="3"><draw:image xlink:href="Pictures/10000201000003210000025BA8399A8C543769C8.png" xlink:type="simple" xlink:show="embed" xlink:actuate="onLoad" loext:mime-type="image/png"/></draw:frame><text:soft-page-break/></text:p>
      <text:p text:style-name="Standard"><draw:frame draw:style-name="fr3" draw:name="Imagen5" text:anchor-type="char" svg:width="6.6929in" svg:height="3.1335in" draw:z-index="4"><draw:image xlink:href="Pictures/1000020100000321000001777CE7E94B394669FA.png" xlink:type="simple" xlink:show="embed" xlink:actuate="onLoad" loext:mime-type="image/png"/></draw:frame></text:p>
      <text:p text:style-name="Standard"><draw:frame draw:style-name="fr4" draw:name="Imagen6" text:anchor-type="char" svg:width="6.6929in" svg:height="3.3173in" draw:z-index="5"><draw:image xlink:href="Pictures/10000201000003A2000001CD6BA0CF339C5715D0.png" xlink:type="simple" xlink:show="embed" xlink:actuate="onLoad" loext:mime-type="image/png"/></draw:frame><text:soft-page-break/></text:p>
      <text:p text:style-name="Standard"><draw:frame draw:style-name="fr3" draw:name="Imagen7" text:anchor-type="char" svg:width="6.6929in" svg:height="2.6236in" draw:z-index="6"><draw:image xlink:href="Pictures/10000201000003210000013A72E978738CB0FE7F.png" xlink:type="simple" xlink:show="embed" xlink:actuate="onLoad" loext:mime-type="image/png"/></draw:frame><text:s text:c="167"/></text:p>
      <text:p text:style-name="Standard"><draw:frame draw:style-name="fr3" draw:name="Imagen8" text:anchor-type="char" svg:width="6.6929in" svg:height="2.7866in" draw:z-index="7"><draw:image xlink:href="Pictures/10000201000003220000014E6D3E3117642B1F13.png" xlink:type="simple" xlink:show="embed" xlink:actuate="onLoad" loext:mime-type="image/png"/></draw:frame></text:p>
      <text:p text:style-name="Standard"><draw:frame draw:style-name="fr3" draw:name="Imagen9" text:anchor-type="char" svg:width="6.6929in" svg:height="3.6839in" draw:z-index="8"><draw:image xlink:href="Pictures/1000020100000323000001BAAFBD8A6A447036EF.png" xlink:type="simple" xlink:show="embed" xlink:actuate="onLoad" loext:mime-type="image/png"/></draw:frame><text:soft-page-break/></text:p>
      <text:p text:style-name="Standard"><draw:frame draw:style-name="fr3" draw:name="Imagen10" text:anchor-type="char" svg:width="6.6929in" svg:height="0.9984in" draw:z-index="9"><draw:image xlink:href="Pictures/100002010000032400000078F10AEAC09700AC94.png" xlink:type="simple" xlink:show="embed" xlink:actuate="onLoad" loext:mime-type="image/png"/></draw:frame><text:s text:c="165"/></text:p>
      <text:p text:style-name="Standard"><draw:frame draw:style-name="fr4" draw:name="Imagen11" text:anchor-type="char" svg:width="6.6929in" svg:height="5.0402in" draw:z-index="10"><draw:image xlink:href="Pictures/10000201000003220000025CB431FB2F8FA38AA6.png" xlink:type="simple" xlink:show="embed" xlink:actuate="onLoad" loext:mime-type="image/png"/></draw:frame></text:p>
      <text:p text:style-name="Standard"><draw:frame draw:style-name="fr3" draw:name="Imagen12" text:anchor-type="char" svg:width="6.6929in" svg:height="1.8717in" draw:z-index="11"><draw:image xlink:href="Pictures/1000020100000321000000E0B423708D2E9B9738.png" xlink:type="simple" xlink:show="embed" xlink:actuate="onLoad" loext:mime-type="image/png"/></draw:frame><text:soft-page-break/></text:p>
      <text:p text:style-name="Standard"><draw:frame draw:style-name="fr3" draw:name="Imagen13" text:anchor-type="char" svg:width="6.6929in" svg:height="1.0098in" draw:z-index="12"><draw:image xlink:href="Pictures/1000020100000322000000791EF8259B2A7629F8.png" xlink:type="simple" xlink:show="embed" xlink:actuate="onLoad" loext:mime-type="image/png"/></draw:frame></text:p>
      <text:p text:style-name="Standard"><draw:frame draw:style-name="fr3" draw:name="Imagen14" text:anchor-type="char" svg:width="6.6929in" svg:height="1.228in" draw:z-index="13"><draw:image xlink:href="Pictures/100002010000032100000093A10B2C4101F1AF69.png" xlink:type="simple" xlink:show="embed" xlink:actuate="onLoad" loext:mime-type="image/png"/></draw:frame></text:p>
      <text:p text:style-name="Standard"><draw:frame draw:style-name="fr3" draw:name="Imagen15" text:anchor-type="char" svg:width="6.6929in" svg:height="0.5516in" draw:z-index="16"><draw:image xlink:href="Pictures/1000020100000321000000427B3564C476669CB8.png" xlink:type="simple" xlink:show="embed" xlink:actuate="onLoad" loext:mime-type="image/png"/></draw:frame></text:p>
      <text:p text:style-name="Standard"><draw:frame draw:style-name="fr3" draw:name="Imagen16" text:anchor-type="char" svg:width="6.6929in" svg:height="2.0445in" draw:z-index="14"><draw:image xlink:href="Pictures/1000020100000322000000F5B6952C438FA6ECCF.png" xlink:type="simple" xlink:show="embed" xlink:actuate="onLoad" loext:mime-type="image/png"/></draw:frame></text:p>
      <text:p text:style-name="Standard"><draw:frame draw:style-name="fr3" draw:name="Imagen17" text:anchor-type="char" svg:width="6.6929in" svg:height="0.5264in" draw:z-index="15"><draw:image xlink:href="Pictures/10000201000003210000003FF6F02C5ABA23A4C4.png" xlink:type="simple" xlink:show="embed" xlink:actuate="onLoad" loext:mime-type="image/png"/></draw:frame><text:s text:c="168"/></text:p>
      <text:p text:style-name="Standard"><draw:frame draw:style-name="fr4" draw:name="Imagen18" text:anchor-type="char" svg:width="6.6929in" svg:height="2.6402in" draw:z-index="17"><draw:image xlink:href="Pictures/10000201000003210000013C741F3682E71E4129.png" xlink:type="simple" xlink:show="embed" xlink:actuate="onLoad" loext:mime-type="image/png"/></draw:frame><text:soft-page-break/></text:p>
      <text:p text:style-name="Standard"><draw:frame draw:style-name="fr3" draw:name="Imagen19" text:anchor-type="char" svg:width="6.6929in" svg:height="0.4925in" draw:z-index="18"><draw:image xlink:href="Pictures/10000201000003220000003BE87928DB6881270D.png" xlink:type="simple" xlink:show="embed" xlink:actuate="onLoad" loext:mime-type="image/png"/></draw:frame></text:p>
      <text:p text:style-name="Standard"><draw:frame draw:style-name="fr3" draw:name="Imagen20" text:anchor-type="char" svg:width="6.6929in" svg:height="0.8102in" draw:z-index="19"><draw:image xlink:href="Pictures/10000201000003210000006110A8B8949A5C71D5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n21" text:anchor-type="char" svg:width="7.4583in" svg:height="4.2535in" draw:z-index="20"><draw:image xlink:href="Pictures/100002010000073A0000041F84DAC7E98EF36D79.png" xlink:type="simple" xlink:show="embed" xlink:actuate="onLoad" loext:mime-type="image/png"/></draw:frame></text:p>
      <text:p text:style-name="Standard"><draw:frame draw:style-name="fr2" draw:name="Imagen22" text:anchor-type="char" svg:width="7.478in" svg:height="4.2646in" draw:z-index="21"><draw:image xlink:href="Pictures/100002010000073A0000041F700CA0B266742B6C.png" xlink:type="simple" xlink:show="embed" xlink:actuate="onLoad" loext:mime-type="image/png"/></draw:frame><text:soft-page-break/><text:s text:c="181"/></text:p>
      <text:p text:style-name="P1"><draw:frame draw:style-name="fr2" draw:name="Imagen23" text:anchor-type="char" svg:width="7.5209in" svg:height="4.2882in" draw:z-index="22"><draw:image xlink:href="Pictures/100002010000073A0000041F9747EFA1AE4CB997.png" xlink:type="simple" xlink:show="embed" xlink:actuate="onLoad" loext:mime-type="image/png"/></draw:frame><text:s text:c="168"/></text:p>
      <text:p text:style-name="P1"><draw:frame draw:style-name="fr2" draw:name="Imagen24" text:anchor-type="char" svg:width="5.9909in" svg:height="2.7228in" draw:z-index="23"><draw:image xlink:href="Pictures/10000201000003230000016D27D773329E6A9943.png" xlink:type="simple" xlink:show="embed" xlink:actuate="onLoad" loext:mime-type="image/png"/></draw:frame><text:soft-page-break/><text:s text:c="172"/></text:p>
      <text:p text:style-name="P1"><draw:frame draw:style-name="fr2" draw:name="Imagen25" text:anchor-type="char" svg:width="6.0398in" svg:height="2.7335in" draw:z-index="24"><draw:image xlink:href="Pictures/10000201000003220000016B38EDAFEAA2E72B04.png" xlink:type="simple" xlink:show="embed" xlink:actuate="onLoad" loext:mime-type="image/png"/></draw:frame></text:p>
      <text:p text:style-name="P1"><draw:frame draw:style-name="fr3" draw:name="Imagen26" text:anchor-type="char" svg:width="6.6929in" svg:height="2.028in" draw:z-index="25"><draw:image xlink:href="Pictures/1000020100000322000000F3ACE9A8CF8FDE0299.png" xlink:type="simple" xlink:show="embed" xlink:actuate="onLoad" loext:mime-type="image/png"/></draw:frame></text:p>
      <text:p text:style-name="P1"><draw:frame draw:style-name="fr2" draw:name="Imagen27" text:anchor-type="char" svg:width="6.6929in" svg:height="2.239in" draw:z-index="26"><draw:image xlink:href="Pictures/10000201000003210000010C23B3809A61B0AB7B.png" xlink:type="simple" xlink:show="embed" xlink:actuate="onLoad" loext:mime-type="image/png"/></draw:frame><text:soft-page-break/></text:p>
      <text:p text:style-name="P1"><draw:frame draw:style-name="fr3" draw:name="Imagen28" text:anchor-type="char" svg:width="6.6929in" svg:height="0.8756in" draw:z-index="27"><draw:image xlink:href="Pictures/1000020100000322000000694BB7340C9715D50B.png" xlink:type="simple" xlink:show="embed" xlink:actuate="onLoad" loext:mime-type="image/png"/></draw:frame></text:p>
      <text:p text:style-name="P1"><draw:frame draw:style-name="fr3" draw:name="Imagen29" text:anchor-type="char" svg:width="6.6929in" svg:height="3.4634in" draw:z-index="28"><draw:image xlink:href="Pictures/10000201000003220000019FB247D9B01EA41052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2" draw:name="Imagen30" text:anchor-type="char" svg:width="6.4028in" svg:height="4.798in" draw:z-index="29"><draw:image xlink:href="Pictures/10000201000003220000025980B34C4C5E2E0AF2.png" xlink:type="simple" xlink:show="embed" xlink:actuate="onLoad" loext:mime-type="image/png"/></draw:frame><text:soft-page-break/></text:p>
      <text:p text:style-name="P1"><draw:frame draw:style-name="fr1" draw:name="Imagen31" text:anchor-type="char" svg:width="6.4528in" svg:height="4.8492in" draw:z-index="30"><draw:image xlink:href="Pictures/10000201000003210000025AC22F2E1F0DF2EE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18:18:16.442886256</meta:creation-date>
    <dc:date>2021-04-08T21:58:45.054411141</dc:date>
    <meta:editing-duration>PT14M55S</meta:editing-duration>
    <meta:editing-cycles>4</meta:editing-cycles>
    <meta:generator>LibreOffice/6.4.6.2$Linux_X86_64 LibreOffice_project/40$Build-2</meta:generator>
    <meta:document-statistic meta:table-count="0" meta:image-count="31" meta:object-count="0" meta:page-count="11" meta:paragraph-count="7" meta:word-count="0" meta:character-count="1188" meta:non-whitespace-character-count="0"/>
  </office:meta>
</office:document-meta>
</file>